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37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04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6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cumentation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odel columns</text:p>
          </table:table-cell>
          <table:table-cell table:style-name="ce3" office:value-type="string" calcext:value-type="string">
            <text:p>Model goal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span text:style-name="T1">Pallet</text:span> = the pallet</text:p>
            <text:p><text:span text:style-name="T1">Extrinsic</text:span> = the extrinsic</text:p>
            <text:p><text:span text:style-name="T1">Weight </text:span>= expected number of calls per LOC</text:p>
            <text:p><text:span text:style-name="T1">Time</text:span> = Reference time component of Substrate weight</text:p>
            <text:p><text:span text:style-name="T1">Size</text:span> = Length component of Substrate weight</text:p>
            <text:p><text:span text:style-name="T1">Reads</text:span> = Number of DB reads</text:p>
            <text:p><text:span text:style-name="T1">Writes</text:span> = Number of DB writes</text:p>
            <text:p><text:span text:style-name="T1">Total time</text:span> = Time + reads time + writes time (reads/writes time depend on RocksDB weights below)</text:p>
            <text:p><text:span text:style-name="T1">Total size </text:span>= Size + reads size + writes size (currently, reads/writes size is 0 but that may change in the future)</text:p>
            <text:p><text:span text:style-name="T1">Total time fee </text:span>= Total time * WeightToFeeMultiplier</text:p>
            <text:p><text:span text:style-name="T1">Total size fee </text:span>= Total size * WeightToFeeMultiplier</text:p>
            <text:p><text:span text:style-name="T1">Total fee </text:span>= Total time fee + Total size fee</text:p>
            <text:p><text:span text:style-name="T1">Mean fee </text:span>= sum(Weight X Total fee)/sum(Weight)</text:p>
          </table:table-cell>
          <table:table-cell table:style-name="ce7" office:value-type="string" calcext:value-type="string">
            <text:p>The goal of this model is to choose the value of WeightToFeeMultiplier so that, on average, the inclusion fee applied when submitting a ‘standard’ LOC operation is ~2 LG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sDB Weight Read</text:p>
          </table:table-cell>
          <table:table-cell office:value-type="float" office:value="25000000" calcext:value-type="float">
            <text:p>2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sDB Weight Write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ToFeeMultiplier</text:p>
          </table:table-cell>
          <table:table-cell table:formula="of:=10000000000/1.34" office:value-type="float" office:value="7462686567.16418" calcext:value-type="float">
            <text:p>7462686567,16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fee</text:p>
          </table:table-cell>
          <table:table-cell table:formula="of:=[$Model.$O$1]" office:value-type="float" office:value="2.00412743419267E+018" calcext:value-type="float">
            <text:p>2,00412743419267E+018</text:p>
          </table:table-cell>
          <table:table-cell table:number-columns-repeated="4"/>
        </table:table-row>
      </table:table>
      <table:table table:name="Model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llet</text:p>
          </table:table-cell>
          <table:table-cell table:style-name="ce3" office:value-type="string" calcext:value-type="string">
            <text:p>Extrinsic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Reads</text:p>
          </table:table-cell>
          <table:table-cell table:style-name="ce3" office:value-type="string" calcext:value-type="string">
            <text:p>Writes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Total size</text:p>
          </table:table-cell>
          <table:table-cell table:style-name="ce3" office:value-type="string" calcext:value-type="string">
            <text:p>Total time fee</text:p>
          </table:table-cell>
          <table:table-cell table:style-name="ce3" office:value-type="string" calcext:value-type="string">
            <text:p>Total size fee</text:p>
          </table:table-cell>
          <table:table-cell table:style-name="ce3" office:value-type="string" calcext:value-type="string">
            <text:p>Total fee</text:p>
          </table:table-cell>
          <table:table-cell/>
          <table:table-cell table:style-name="ce3" office:value-type="string" calcext:value-type="string">
            <text:p>Mean fee</text:p>
          </table:table-cell>
          <table:table-cell table:formula="of:=SUMPRODUCT([.C$2:.C$11];[.L$2:.L$11])/SUM([.C$2:.C$11])" office:value-type="float" office:value="2.00412743419267E+018" calcext:value-type="float">
            <text:p>2,00412743419267E+018</text:p>
          </table:table-cell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create_collection_loc</text:p>
          </table:table-cell>
          <table:table-cell office:value-type="float" office:value="1" calcext:value-type="float">
            <text:p>1</text:p>
          </table:table-cell>
          <table:table-cell office:value-type="float" office:value="90238000" calcext:value-type="float">
            <text:p>90238000</text:p>
          </table:table-cell>
          <table:table-cell office:value-type="float" office:value="30533" calcext:value-type="float">
            <text:p>305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D2]+[.F2]*[$Documentation.$B$3]+[.G2]*[$Documentation.$B$4]" office:value-type="float" office:value="615238000" calcext:value-type="float">
            <text:p>615238000</text:p>
          </table:table-cell>
          <table:table-cell table:formula="of:=[.E2]" office:value-type="float" office:value="30533" calcext:value-type="float">
            <text:p>30533</text:p>
          </table:table-cell>
          <table:table-cell table:formula="of:=[.H2]*[$Documentation.$B$5]" office:value-type="float" office:value="4.59132835820896E+018" calcext:value-type="float">
            <text:p>4,59132835820896E+018</text:p>
          </table:table-cell>
          <table:table-cell table:formula="of:=[.I2]*[$Documentation.$B$5]" office:value-type="float" office:value="227858208955224" calcext:value-type="float">
            <text:p>227858208955224</text:p>
          </table:table-cell>
          <table:table-cell table:formula="of:=[.J2]+[.K2]" office:value-type="float" office:value="4.59155621641791E+018" calcext:value-type="float">
            <text:p>4,59155621641791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metadata</text:p>
          </table:table-cell>
          <table:table-cell office:value-type="float" office:value="1" calcext:value-type="float">
            <text:p>1</text:p>
          </table:table-cell>
          <table:table-cell office:value-type="float" office:value="21759000" calcext:value-type="float">
            <text:p>21759000</text:p>
          </table:table-cell>
          <table:table-cell office:value-type="float" office:value="4732" calcext:value-type="float">
            <text:p>47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]+[.F3]*[$Documentation.$B$3]+[.G3]*[$Documentation.$B$4]" office:value-type="float" office:value="146759000" calcext:value-type="float">
            <text:p>146759000</text:p>
          </table:table-cell>
          <table:table-cell table:formula="of:=[.E3]" office:value-type="float" office:value="4732" calcext:value-type="float">
            <text:p>4732</text:p>
          </table:table-cell>
          <table:table-cell table:formula="of:=[.H3]*[$Documentation.$B$5]" office:value-type="float" office:value="1.09521641791045E+018" calcext:value-type="float">
            <text:p>1,09521641791045E+018</text:p>
          </table:table-cell>
          <table:table-cell table:formula="of:=[.I3]*[$Documentation.$B$5]" office:value-type="float" office:value="35313432835820.9" calcext:value-type="float">
            <text:p>35313432835820,9</text:p>
          </table:table-cell>
          <table:table-cell table:formula="of:=[.J3]+[.K3]" office:value-type="float" office:value="1.09525173134328E+018" calcext:value-type="float">
            <text:p>1,09525173134328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file</text:p>
          </table:table-cell>
          <table:table-cell office:value-type="float" office:value="1" calcext:value-type="float">
            <text:p>1</text:p>
          </table:table-cell>
          <table:table-cell office:value-type="float" office:value="28934000" calcext:value-type="float">
            <text:p>28934000</text:p>
          </table:table-cell>
          <table:table-cell office:value-type="float" office:value="4772" calcext:value-type="float">
            <text:p>47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4]+[.F4]*[$Documentation.$B$3]+[.G4]*[$Documentation.$B$4]" office:value-type="float" office:value="153934000" calcext:value-type="float">
            <text:p>153934000</text:p>
          </table:table-cell>
          <table:table-cell table:formula="of:=[.E4]" office:value-type="float" office:value="4772" calcext:value-type="float">
            <text:p>4772</text:p>
          </table:table-cell>
          <table:table-cell table:formula="of:=[.H4]*[$Documentation.$B$5]" office:value-type="float" office:value="1.14876119402985E+018" calcext:value-type="float">
            <text:p>1,14876119402985E+018</text:p>
          </table:table-cell>
          <table:table-cell table:formula="of:=[.I4]*[$Documentation.$B$5]" office:value-type="float" office:value="35611940298507.5" calcext:value-type="float">
            <text:p>35611940298507,5</text:p>
          </table:table-cell>
          <table:table-cell table:formula="of:=[.J4]+[.K4]" office:value-type="float" office:value="1.14879680597015E+018" calcext:value-type="float">
            <text:p>1,14879680597015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link</text:p>
          </table:table-cell>
          <table:table-cell office:value-type="float" office:value="1" calcext:value-type="float">
            <text:p>1</text:p>
          </table:table-cell>
          <table:table-cell office:value-type="float" office:value="23978000" calcext:value-type="float">
            <text:p>23978000</text:p>
          </table:table-cell>
          <table:table-cell office:value-type="float" office:value="7386" calcext:value-type="float">
            <text:p>73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5]+[.F5]*[$Documentation.$B$3]+[.G5]*[$Documentation.$B$4]" office:value-type="float" office:value="173978000" calcext:value-type="float">
            <text:p>173978000</text:p>
          </table:table-cell>
          <table:table-cell table:formula="of:=[.E5]" office:value-type="float" office:value="7386" calcext:value-type="float">
            <text:p>7386</text:p>
          </table:table-cell>
          <table:table-cell table:formula="of:=[.H5]*[$Documentation.$B$5]" office:value-type="float" office:value="1.29834328358209E+018" calcext:value-type="float">
            <text:p>1,29834328358209E+018</text:p>
          </table:table-cell>
          <table:table-cell table:formula="of:=[.I5]*[$Documentation.$B$5]" office:value-type="float" office:value="55119402985074.6" calcext:value-type="float">
            <text:p>55119402985074,6</text:p>
          </table:table-cell>
          <table:table-cell table:formula="of:=[.J5]+[.K5]" office:value-type="float" office:value="1.29839840298507E+018" calcext:value-type="float">
            <text:p>1,29839840298507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metadata</text:p>
          </table:table-cell>
          <table:table-cell office:value-type="float" office:value="1" calcext:value-type="float">
            <text:p>1</text:p>
          </table:table-cell>
          <table:table-cell office:value-type="float" office:value="23768000" calcext:value-type="float">
            <text:p>23768000</text:p>
          </table:table-cell>
          <table:table-cell office:value-type="float" office:value="4785" calcext:value-type="float">
            <text:p>47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6]+[.F6]*[$Documentation.$B$3]+[.G6]*[$Documentation.$B$4]" office:value-type="float" office:value="173768000" calcext:value-type="float">
            <text:p>173768000</text:p>
          </table:table-cell>
          <table:table-cell table:formula="of:=[.E6]" office:value-type="float" office:value="4785" calcext:value-type="float">
            <text:p>4785</text:p>
          </table:table-cell>
          <table:table-cell table:formula="of:=[.H6]*[$Documentation.$B$5]" office:value-type="float" office:value="1.29677611940299E+018" calcext:value-type="float">
            <text:p>1,29677611940299E+018</text:p>
          </table:table-cell>
          <table:table-cell table:formula="of:=[.I6]*[$Documentation.$B$5]" office:value-type="float" office:value="35708955223880.6" calcext:value-type="float">
            <text:p>35708955223880,6</text:p>
          </table:table-cell>
          <table:table-cell table:formula="of:=[.J6]+[.K6]" office:value-type="float" office:value="1.29681182835821E+018" calcext:value-type="float">
            <text:p>1,29681182835821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file</text:p>
          </table:table-cell>
          <table:table-cell office:value-type="float" office:value="1" calcext:value-type="float">
            <text:p>1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4825" calcext:value-type="float">
            <text:p>48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]+[.F7]*[$Documentation.$B$3]+[.G7]*[$Documentation.$B$4]" office:value-type="float" office:value="173983000" calcext:value-type="float">
            <text:p>173983000</text:p>
          </table:table-cell>
          <table:table-cell table:formula="of:=[.E7]" office:value-type="float" office:value="4825" calcext:value-type="float">
            <text:p>4825</text:p>
          </table:table-cell>
          <table:table-cell table:formula="of:=[.H7]*[$Documentation.$B$5]" office:value-type="float" office:value="1.29838059701493E+018" calcext:value-type="float">
            <text:p>1,29838059701493E+018</text:p>
          </table:table-cell>
          <table:table-cell table:formula="of:=[.I7]*[$Documentation.$B$5]" office:value-type="float" office:value="36007462686567.2" calcext:value-type="float">
            <text:p>36007462686567,2</text:p>
          </table:table-cell>
          <table:table-cell table:formula="of:=[.J7]+[.K7]" office:value-type="float" office:value="1.29841660447761E+018" calcext:value-type="float">
            <text:p>1,29841660447761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link</text:p>
          </table:table-cell>
          <table:table-cell office:value-type="float" office:value="1" calcext:value-type="float">
            <text:p>1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4909" calcext:value-type="float">
            <text:p>4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]+[.F8]*[$Documentation.$B$3]+[.G8]*[$Documentation.$B$4]" office:value-type="float" office:value="172442000" calcext:value-type="float">
            <text:p>172442000</text:p>
          </table:table-cell>
          <table:table-cell table:formula="of:=[.E8]" office:value-type="float" office:value="4909" calcext:value-type="float">
            <text:p>4909</text:p>
          </table:table-cell>
          <table:table-cell table:formula="of:=[.H8]*[$Documentation.$B$5]" office:value-type="float" office:value="1.28688059701493E+018" calcext:value-type="float">
            <text:p>1,28688059701493E+018</text:p>
          </table:table-cell>
          <table:table-cell table:formula="of:=[.I8]*[$Documentation.$B$5]" office:value-type="float" office:value="36634328358209" calcext:value-type="float">
            <text:p>36634328358209</text:p>
          </table:table-cell>
          <table:table-cell table:formula="of:=[.J8]+[.K8]" office:value-type="float" office:value="1.28691723134328E+018" calcext:value-type="float">
            <text:p>1,28691723134328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33311000" calcext:value-type="float">
            <text:p>33311000</text:p>
          </table:table-cell>
          <table:table-cell office:value-type="float" office:value="6862" calcext:value-type="float">
            <text:p>68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]+[.F9]*[$Documentation.$B$3]+[.G9]*[$Documentation.$B$4]" office:value-type="float" office:value="158311000" calcext:value-type="float">
            <text:p>158311000</text:p>
          </table:table-cell>
          <table:table-cell table:formula="of:=[.E9]" office:value-type="float" office:value="6862" calcext:value-type="float">
            <text:p>6862</text:p>
          </table:table-cell>
          <table:table-cell table:formula="of:=[.H9]*[$Documentation.$B$5]" office:value-type="float" office:value="1.18142537313433E+018" calcext:value-type="float">
            <text:p>1,18142537313433E+018</text:p>
          </table:table-cell>
          <table:table-cell table:formula="of:=[.I9]*[$Documentation.$B$5]" office:value-type="float" office:value="51208955223880.6" calcext:value-type="float">
            <text:p>51208955223880,6</text:p>
          </table:table-cell>
          <table:table-cell table:formula="of:=[.J9]+[.K9]" office:value-type="float" office:value="1.18147658208955E+018" calcext:value-type="float">
            <text:p>1,18147658208955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tokens_record</text:p>
          </table:table-cell>
          <table:table-cell office:value-type="float" office:value="5" calcext:value-type="float">
            <text:p>5</text:p>
          </table:table-cell>
          <table:table-cell office:value-type="float" office:value="28927000" calcext:value-type="float">
            <text:p>28927000</text:p>
          </table:table-cell>
          <table:table-cell office:value-type="float" office:value="3746" calcext:value-type="float">
            <text:p>3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]+[.F10]*[$Documentation.$B$3]+[.G10]*[$Documentation.$B$4]" office:value-type="float" office:value="178927000" calcext:value-type="float">
            <text:p>178927000</text:p>
          </table:table-cell>
          <table:table-cell table:formula="of:=[.E10]" office:value-type="float" office:value="3746" calcext:value-type="float">
            <text:p>3746</text:p>
          </table:table-cell>
          <table:table-cell table:formula="of:=[.H10]*[$Documentation.$B$5]" office:value-type="float" office:value="1.33527611940299E+018" calcext:value-type="float">
            <text:p>1,33527611940299E+018</text:p>
          </table:table-cell>
          <table:table-cell table:formula="of:=[.I10]*[$Documentation.$B$5]" office:value-type="float" office:value="27955223880597" calcext:value-type="float">
            <text:p>27955223880597</text:p>
          </table:table-cell>
          <table:table-cell table:formula="of:=[.J10]+[.K10]" office:value-type="float" office:value="1.33530407462687E+018" calcext:value-type="float">
            <text:p>1,33530407462687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collection_item</text:p>
          </table:table-cell>
          <table:table-cell office:value-type="float" office:value="20" calcext:value-type="float">
            <text:p>20</text:p>
          </table:table-cell>
          <table:table-cell office:value-type="float" office:value="34952000" calcext:value-type="float">
            <text:p>34952000</text:p>
          </table:table-cell>
          <table:table-cell office:value-type="float" office:value="3799" calcext:value-type="float">
            <text:p>37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]+[.F11]*[$Documentation.$B$3]+[.G11]*[$Documentation.$B$4]" office:value-type="float" office:value="309952000" calcext:value-type="float">
            <text:p>309952000</text:p>
          </table:table-cell>
          <table:table-cell table:formula="of:=[.E11]" office:value-type="float" office:value="3799" calcext:value-type="float">
            <text:p>3799</text:p>
          </table:table-cell>
          <table:table-cell table:formula="of:=[.H11]*[$Documentation.$B$5]" office:value-type="float" office:value="2.31307462686567E+018" calcext:value-type="float">
            <text:p>2,31307462686567E+018</text:p>
          </table:table-cell>
          <table:table-cell table:formula="of:=[.I11]*[$Documentation.$B$5]" office:value-type="float" office:value="28350746268656.7" calcext:value-type="float">
            <text:p>28350746268656,7</text:p>
          </table:table-cell>
          <table:table-cell table:formula="of:=[.J11]+[.K11]" office:value-type="float" office:value="2.31310297761194E+018" calcext:value-type="float">
            <text:p>2,31310297761194E+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3:50:11.2104607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40:14.032477778</meta:creation-date>
    <meta:generator>LibreOffice/7.6.2.1$Linux_X86_64 LibreOffice_project/60$Build-1</meta:generator>
    <dc:date>2023-12-07T13:53:36.334776688</dc:date>
    <meta:editing-duration>PT1H26M4S</meta:editing-duration>
    <meta:editing-cycles>38</meta:editing-cycles>
    <meta:document-statistic meta:table-count="2" meta:cell-count="146" meta:object-count="0"/>
  </office:meta>
</office:document-meta>
</file>